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m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6" draw:text-style-name="P3" svg:width="4.987cm" svg:height="1.364cm" svg:x="1.051cm" svg:y="16.473cm" draw:control="control16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07T16:03:15.56</dc:date>
    <dc:creator>Dmitry Derenok</dc:creator>
    <meta:editing-duration>PT104H26M22S</meta:editing-duration>
    <meta:editing-cycles>26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